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Heading">
      <style:text-properties style:font-name="FreeSerif" style:font-size-asian="10.5pt"/>
    </style:style>
    <style:style style:name="P6" style:family="paragraph" style:parent-style-name="Illustration">
      <style:paragraph-properties fo:text-align="center" style:justify-single-word="false"/>
    </style:style>
    <style:style style:name="P7" style:family="paragraph" style:parent-style-name="Text_20_body">
      <style:text-properties officeooo:rsid="0018bd5e" officeooo:paragraph-rsid="0018bd5e"/>
    </style:style>
    <style:style style:name="P8" style:family="paragraph" style:parent-style-name="Heading_20_1">
      <style:text-properties officeooo:rsid="0018bd5e" officeooo:paragraph-rsid="0018bd5e"/>
    </style:style>
    <style:style style:name="P9" style:family="paragraph" style:parent-style-name="Heading_20_1">
      <style:paragraph-properties fo:break-before="page"/>
    </style:style>
    <style:style style:name="P10" style:family="paragraph" style:parent-style-name="Table_20_Contents">
      <style:text-properties officeooo:rsid="0036c808" officeooo:paragraph-rsid="001c20b3"/>
    </style:style>
    <style:style style:name="P11" style:family="paragraph" style:parent-style-name="enum" style:list-style-name="L1"/>
    <style:style style:name="P12" style:family="paragraph" style:parent-style-name="enum" style:list-style-name="L1">
      <style:text-properties fo:language="fr" fo:country="CA" style:language-asian="zh" style:country-asian="CN" style:language-complex="ar" style:country-complex="SA"/>
    </style:style>
    <style:style style:name="P13" style:family="paragraph" style:parent-style-name="enum" style:list-style-name="L1">
      <style:text-properties fo:language="fr" fo:country="CA" officeooo:rsid="001d067b" officeooo:paragraph-rsid="001d067b" fo:background-color="#ffff00" style:language-asian="zh" style:country-asian="CN" style:language-complex="ar" style:country-complex="SA"/>
    </style:style>
    <style:style style:name="P14"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15"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officeooo:rsid="0016cb3c"/>
    </style:style>
    <style:style style:name="T8" style:family="text">
      <style:text-properties officeooo:rsid="001a89b0"/>
    </style:style>
    <style:style style:name="T9" style:family="text">
      <style:text-properties officeooo:rsid="001beb20"/>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9">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0">Trudel, François, 1590399</text:p>
            <text:p text:style-name="P10">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Heading_20_1_20_-_20_no_20_caption">Informations techniques</text:p>
      <text:list xml:id="list464633384966430405" text:style-name="L1">
        <text:list-item>
          <text:p text:style-name="P11">Répondez directement dans le questionnaire ODT avec LibreOffice ou OpenOffice.</text:p>
        </text:list-item>
        <text:list-item>
          <text:p text:style-name="P11">La correction se fera directement dans le document électronique.</text:p>
        </text:list-item>
        <text:list-item>
          <text:p text:style-name="P11">Le questionnaire rempli et le code doivent être remis par Moodle dans une archive tar.gz.</text:p>
        </text:list-item>
        <text:list-item>
          <text:p text:style-name="P11">Une seule personne de l'équipe doit effectuer la remise sur Moodle.</text:p>
        </text:list-item>
        <text:list-item>
          <text:p text:style-name="P11">Avant la remise, faites <text:span text:style-name="technical">make clean</text:span> et supprimez les images.</text:p>
        </text:list-item>
        <text:list-item>
          <text:p text:style-name="P11">Pour obtenir les mesures de performance, compilez avec l'optimisation -O2 (valeur par défaut).</text:p>
        </text:list-item>
        <text:list-item>
          <text:p text:style-name="P12">Recommencez une expérience si vous jugez que les données sont anormales.</text:p>
        </text:list-item>
        <text:list-item>
          <text:p text:style-name="P12">Utilisez la grappe de calcul pour obtenir vos résultats.</text:p>
        </text:list-item>
        <text:list-item>
          <text:p text:style-name="P12">10% de la note finale peut être enlevée pour la mauvaise qualité de la langue, soit 1% par faute.</text:p>
        </text:list-item>
        <text:list-item>
          <text:p text:style-name="P11"><text:span text:style-name="T1">La correction s'effectue avec l'option de compilation </text:span><text:span text:style-name="technical"><text:span text:style-name="T1">-Wall</text:span></text:span> (valeur par défaut).</text:p>
        </text:list-item>
        <text:list-item>
          <text:p text:style-name="P12">Le fichier README contient l'information à propos de l'environnement de développement.</text:p>
        </text:list-item>
        <text:list-item>
          <text:p text:style-name="P13">export PATH=/usr/lib64/openmpi/bin/:$PATH</text:p>
          <text:p text:style-name="P13">(à faire à chaque connexion ou à exporter dans le .bashrc)</text:p>
        </text:list-item>
        <text:list-item>
          <text:p text:style-name="P14">mpirun -np ## exchng –lib lib_type –width 10 –height 10 -v </text:p>
          <text:list>
            <text:list-item>
              <text:p text:style-name="P14">(inspecter les fichiers out)</text:p>
            </text:list-item>
          </text:list>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5">Technique</text:p>
            </table:table-cell>
            <table:table-cell table:style-name="Tableau1.B1" office:value-type="string">
              <text:p text:style-name="P5">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4"/>
          </table:table-cell>
        </table:table-row>
        <table:table-row>
          <table:table-cell table:style-name="Tableau1.A2" office:value-type="string">
            <text:p text:style-name="P4">ordered</text:p>
          </table:table-cell>
          <table:table-cell table:style-name="Tableau1.B2" office:value-type="string">
            <text:p text:style-name="P4"/>
          </table:table-cell>
        </table:table-row>
        <table:table-row>
          <table:table-cell table:style-name="Tableau1.A2" office:value-type="string">
            <text:p text:style-name="P4">combined</text:p>
          </table:table-cell>
          <table:table-cell table:style-name="Tableau1.B2" office:value-type="string">
            <text:p text:style-name="P4"/>
          </table:table-cell>
        </table:table-row>
        <table:table-row>
          <table:table-cell table:style-name="Tableau1.A2" office:value-type="string">
            <text:p text:style-name="P4">buffered</text:p>
          </table:table-cell>
          <table:table-cell table:style-name="Tableau1.B2" office:value-type="string">
            <text:p text:style-name="P4"/>
          </table:table-cell>
        </table:table-row>
        <table:table-row>
          <table:table-cell table:style-name="Tableau1.A2" office:value-type="string">
            <text:p text:style-name="P4">async</text:p>
          </table:table-cell>
          <table:table-cell table:style-name="Tableau1.B2" office:value-type="string">
            <text:p text:style-name="P4"/>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9"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443456902818272868" text:style-name="L2">
        <text:list-item>
          <text:p text:style-name="P15">MPI_Recv() et MPI_Send() ou d'autres variantes selon votre choix à la section 1</text:p>
        </text:list-item>
        <text:list-item>
          <text:p text:style-name="P15">MPI_Type_vector() et MPI_Type_commit() pour l'échange des colonnes</text:p>
        </text:list-item>
        <text:list-item>
          <text:p text:style-name="P15">MPI_Cart_create() pour la création d'un domaine cartésien 2D</text:p>
        </text:list-item>
        <text:list-item>
          <text:p text:style-name="P15">MPI_Cart_shift() pour déterminer les voisins</text:p>
        </text:list-item>
        <text:list-item>
          <text:p text:style-name="P1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6"><draw:frame draw:style-name="fr7"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7">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8" text:outline-level="1">Bonus (4 points)</text:h>
      <text:p text:style-name="P7">A la <text:span text:style-name="T8">lumière</text:span> des <text:span text:style-name="T8">différents</text:span> laboratoires, <text:span text:style-name="T8">décrivez</text:span> <text:span text:style-name="T8">brièvement</text:span> les principales différences entre les technologies <text:span text:style-name="T8">manipulées.</text:span> Indiquez un cas d'utilisation pertinent pour chaque librairie.</text:p>
      <text:h text:style-name="P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style:graphic-properties draw:fill="solid" draw:fill-color="#ff420e" draw:fill-image-width="0cm" draw:fill-image-height="0cm"/>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H52M21S</meta:editing-duration>
    <meta:editing-cycles>22</meta:editing-cycles>
    <meta:generator>LibreOffice/4.4.5.2$Linux_X86_64 LibreOffice_project/40$Build-2</meta:generator>
    <dc:date>2015-11-18T17:39:42.005893366</dc:date>
    <meta:document-statistic meta:table-count="6" meta:image-count="2" meta:object-count="2" meta:page-count="7" meta:paragraph-count="96" meta:word-count="1228" meta:character-count="7652" meta:non-whitespace-character-count="6533"/>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